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T2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5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5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5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5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5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6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6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6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6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67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6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7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7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7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7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7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7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7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8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8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8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8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8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8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8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8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8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9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9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9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9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9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9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9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9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9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9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0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0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03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04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05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07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08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09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11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1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1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1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1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2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2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2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2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2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2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2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2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2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2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3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3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3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3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3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3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3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3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4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4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4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4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4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4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4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5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5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5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5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5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5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5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5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5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5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6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6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6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6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6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6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6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6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6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6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7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7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7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7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7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7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7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7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7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8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8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8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8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84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18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8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8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8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8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9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9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9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9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9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9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9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9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19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19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0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0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0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0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0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0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0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0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0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0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1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1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1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1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1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1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1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1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1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1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2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2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2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2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2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2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2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2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2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3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3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3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3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3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3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3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3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3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3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4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4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4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4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4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4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4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4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4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4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5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5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5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5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5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5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5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5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58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25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6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6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6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6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6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6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6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6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6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6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7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7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7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7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7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7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7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7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7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7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8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8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8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8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8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8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8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8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8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8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9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9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9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9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9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9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9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9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29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29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0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0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0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0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0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0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0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0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0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0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1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1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1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1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1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1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1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1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1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1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2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2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2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2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24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32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2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2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2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2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3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3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3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3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3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3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3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3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3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4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4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4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4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4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4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4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4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4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4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5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5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5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5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5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5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5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5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5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5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6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6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6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6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6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6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6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6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6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6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7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7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72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37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7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7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7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7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7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7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8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8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8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8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8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8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8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8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8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8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9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9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9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9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9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9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9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9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39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39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0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0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0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0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0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0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0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0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0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0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10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1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12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13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14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15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16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17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18" style:parent-style-name="words" style:family="text">
      <style:text-properties style:font-name="Times New Roman" style:font-name-complex="Times New Roman" fo:color="#333333" fo:font-size="14pt" style:font-size-asian="14pt" style:font-size-complex="14pt"/>
    </style:style>
    <style:style style:name="T419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T420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421" style:parent-style-name="DefaultParagraphFont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</office:automatic-styles>
  <office:body>
    <office:text text:use-soft-page-breaks="true">
      <text:p text:style-name="P1">Report on Improving Deepfake Detection Using State-of-the-Art Deep Learning Models<text:s/></text:p>
      <text:p text:style-name="Normal"><text:span text:style-name="T2"><text:line-break/></text:span><text:span text:style-name="T3">Within the</text:span><text:span text:style-name="T4"><text:s/></text:span><text:span text:style-name="T5">modern</text:span><text:span text:style-name="T6"><text:s/></text:span><text:span text:style-name="T7">period</text:span><text:span text:style-name="T8">, the<text:s/></text:span><text:span text:style-name="T9">development</text:span><text:span text:style-name="T10"><text:s/>of deepfake<text:s/></text:span><text:span text:style-name="T11">innovation</text:span><text:span text:style-name="T12"><text:s/></text:span><text:span text:style-name="T13">postures</text:span><text:span text:style-name="T14"><text:s/>a<text:s/></text:span><text:span text:style-name="T15">noteworthy</text:span><text:span text:style-name="T16"><text:s/></text:span><text:span text:style-name="T17">risk</text:span><text:span text:style-name="T18"><text:s/>to the<text:s/></text:span><text:span text:style-name="T19">keenness</text:span><text:span text:style-name="T20"><text:s/>of<text:s/></text:span><text:span text:style-name="T21">advanced</text:span><text:span text:style-name="T22"><text:s/>media. These<text:s/></text:span><text:span text:style-name="T23">advanced</text:span><text:span text:style-name="T24"><text:s/></text:span><text:span text:style-name="T25">controls</text:span><text:span text:style-name="T26">,<text:s/></text:span><text:span text:style-name="T27">fueled</text:span><text:span text:style-name="T28"><text:s/>by<text:s/></text:span><text:span text:style-name="T29">progressions</text:span><text:span text:style-name="T30"><text:s/>in<text:s/></text:span><text:span text:style-name="T31">manufactured</text:span><text:span text:style-name="T32"><text:s/></text:span><text:span text:style-name="T33">insights</text:span><text:span text:style-name="T34"><text:s/>(AI) and<text:s/></text:span><text:span text:style-name="T35">profound</text:span><text:span text:style-name="T36"><text:s/>learning, have the potential to<text:s/></text:span><text:span text:style-name="T37">betray</text:span><text:span text:style-name="T38"><text:s/></text:span><text:span text:style-name="T39">gatherings of people</text:span><text:span text:style-name="T40"><text:s/>by<text:s/></text:span><text:span text:style-name="T41">making</text:span><text:span text:style-name="T42"><text:s/>hyper-realistic<text:s/></text:span><text:span text:style-name="T43">however</text:span><text:span text:style-name="T44"><text:s/></text:span><text:span text:style-name="T45">completely</text:span><text:span text:style-name="T46"><text:s/></text:span><text:span text:style-name="T47">manufactured</text:span><text:span text:style-name="T48"><text:s/></text:span><text:span text:style-name="T49">recordings</text:span><text:span text:style-name="T50">. As a<text:s/></text:span><text:span text:style-name="T51">reaction</text:span><text:span text:style-name="T52"><text:s/>to this<text:s/></text:span><text:span text:style-name="T53">raising</text:span><text:span text:style-name="T54"><text:s/>challenge, this<text:s/></text:span><text:span text:style-name="T55">research</text:span><text:span text:style-name="T56"><text:s/>proposes a<text:s/></text:span><text:span text:style-name="T57">strong</text:span><text:span text:style-name="T58"><text:s/>deepfake<text:s/></text:span><text:span text:style-name="T59">discovery</text:span><text:span text:style-name="T60"><text:s/></text:span><text:span text:style-name="T61">framework</text:span><text:span text:style-name="T62"><text:s/>leveraging Long Short-Term Memory (LSTM)-based<text:s/></text:span><text:span text:style-name="T63">Repetitive</text:span><text:span text:style-name="T64"><text:s/>Neural<text:s/></text:span><text:span text:style-name="T65">Systems</text:span><text:span text:style-name="T66"><text:s/>(RNNs).</text:span></text:p>
      <text:p text:style-name="Normal"><text:span text:style-name="T67"><text:line-break/></text:span><text:span text:style-name="T68">The<text:s/></text:span><text:span text:style-name="T69">essential</text:span><text:span text:style-name="T70"><text:s/></text:span><text:span text:style-name="T71">point</text:span><text:span text:style-name="T72"><text:s/>of this<text:s/></text:span><text:span text:style-name="T73">ponder</text:span><text:span text:style-name="T74"><text:s/>is to<text:s/></text:span><text:span text:style-name="T75">create</text:span><text:span text:style-name="T76"><text:s/>a<text:s/></text:span><text:span text:style-name="T77">viable</text:span><text:span text:style-name="T78"><text:s/>deepfake<text:s/></text:span><text:span text:style-name="T79">discovery</text:span><text:span text:style-name="T80"><text:s/></text:span><text:span text:style-name="T81">framework</text:span><text:span text:style-name="T82"><text:s/></text:span><text:span text:style-name="T83">competent</text:span><text:span text:style-name="T84"><text:s/>of<text:s/></text:span><text:span text:style-name="T85">recognizing</text:span><text:span text:style-name="T86"><text:s/>between<text:s/></text:span><text:span text:style-name="T87">true</text:span><text:span text:style-name="T88"><text:s/>and<text:s/></text:span><text:span text:style-name="T89">controlled</text:span><text:span text:style-name="T90"><text:s/>media<text:s/></text:span><text:span text:style-name="T91">substance</text:span><text:span text:style-name="T92">. By<text:s/></text:span><text:span text:style-name="T93">tackling</text:span><text:span text:style-name="T94"><text:s/></text:span><text:span text:style-name="T95">profound</text:span><text:span text:style-name="T96"><text:s/>learning<text:s/></text:span><text:span text:style-name="T97">strategies</text:span><text:span text:style-name="T98">,<text:s/></text:span><text:span text:style-name="T99">especially</text:span><text:span text:style-name="T100"><text:s/>CNNs and LSTMs, our proposed<text:s/></text:span><text:span text:style-name="T101">technique</text:span><text:span text:style-name="T102"><text:s/></text:span><text:span text:style-name="T103">points</text:span><text:span text:style-name="T104"><text:s/>to address the<text:s/></text:span><text:span text:style-name="T105">developing</text:span><text:span text:style-name="T106"><text:s/>concerns<text:s/></text:span><text:span text:style-name="T107">encompassing</text:span><text:span text:style-name="T108"><text:s/>the<text:s/></text:span><text:span text:style-name="T109">multiplication</text:span><text:span text:style-name="T110"><text:s/>of deepfake<text:s/></text:span><text:span text:style-name="T111">recordings</text:span><text:span text:style-name="T112">.<text:s/></text:span></text:p>
      <text:p text:style-name="Normal"/>
      <text:p text:style-name="Normal"><text:span text:style-name="T113">The<text:s/></text:span><text:span text:style-name="T114">technique</text:span><text:span text:style-name="T115"><text:s/></text:span><text:span text:style-name="T116">utilized</text:span><text:span text:style-name="T117"><text:s/>in this<text:s/></text:span><text:span text:style-name="T118">research</text:span><text:span text:style-name="T119"><text:s/></text:span><text:span text:style-name="T120">includes</text:span><text:span text:style-name="T121"><text:s/></text:span><text:span text:style-name="T122">a few</text:span><text:span text:style-name="T123"><text:s/>key steps. Firstly, a<text:s/></text:span><text:span text:style-name="T124">different</text:span><text:span text:style-name="T125"><text:s/>dataset comprising both<text:s/></text:span><text:span text:style-name="T126">genuine</text:span><text:span text:style-name="T127"><text:s/>and fake<text:s/></text:span><text:span text:style-name="T128">recordings</text:span><text:span text:style-name="T129"><text:s/>was curated from<text:s/></text:span><text:span text:style-name="T130">legitimate</text:span><text:span text:style-name="T131"><text:s/>sources such as<text:s/></text:span><text:span text:style-name="T132">Confront</text:span><text:span text:style-name="T133"><text:s/></text:span><text:span text:style-name="T134">Legal</text:span><text:span text:style-name="T135">++, the Deepfake<text:s/></text:span><text:span text:style-name="T136">Discovery</text:span><text:span text:style-name="T137"><text:s/>Challenge (DFDC), and Celeb-DF. The dataset<text:s/></text:span><text:span text:style-name="T138">experienced</text:span><text:span text:style-name="T139"><text:s/></text:span><text:span text:style-name="T140">thorough</text:span><text:span text:style-name="T141"><text:s/>preprocessing,<text:s/></text:span><text:span text:style-name="T142">counting</text:span><text:span text:style-name="T143"><text:s/></text:span><text:span text:style-name="T144">outline</text:span><text:span text:style-name="T145"><text:s/>extraction, facial<text:s/></text:span><text:span text:style-name="T146">locale</text:span><text:span text:style-name="T147"><text:s/></text:span><text:span text:style-name="T148">discovery</text:span><text:span text:style-name="T149">, and trimming, to<text:s/></text:span><text:span text:style-name="T150">get ready</text:span><text:span text:style-name="T151"><text:s/>for<text:s/></text:span><text:span text:style-name="T152">examination</text:span><text:span text:style-name="T153">.<text:s/></text:span><text:span text:style-name="T154">Hence</text:span><text:span text:style-name="T155">, the dataset was<text:s/></text:span><text:span text:style-name="T156">isolated</text:span><text:span text:style-name="T157"><text:s/>into training and testing subsets<text:s/></text:span><text:span text:style-name="T158">employing an</text:span><text:span text:style-name="T159"><text:s/></text:span><text:span text:style-name="T160">adjusted</text:span><text:span text:style-name="T161"><text:s/></text:span><text:span text:style-name="T162">part</text:span><text:span text:style-name="T163"><text:s/>to<text:s/></text:span><text:span text:style-name="T164">guarantee</text:span><text:span text:style-name="T165"><text:s/></text:span><text:span text:style-name="T166">agent</text:span><text:span text:style-name="T167"><text:s/></text:span><text:span text:style-name="T168">tests</text:span><text:span text:style-name="T169"><text:s/>in both sets. The<text:s/></text:span><text:span text:style-name="T170">show</text:span><text:span text:style-name="T171"><text:s/></text:span><text:span text:style-name="T172">design</text:span><text:span text:style-name="T173"><text:s/>employed a combination of CNNs for<text:s/></text:span><text:span text:style-name="T174">highlight</text:span><text:span text:style-name="T175"><text:s/>extraction and LSTM<text:s/></text:span><text:span text:style-name="T176">systems</text:span><text:span text:style-name="T177"><text:s/>for<text:s/></text:span><text:span text:style-name="T178">transient</text:span><text:span text:style-name="T179"><text:s/></text:span><text:span text:style-name="T180">examination</text:span><text:span text:style-name="T181">, with hyperparameter tuning conducted to optimize<text:s/></text:span><text:span text:style-name="T182">execution</text:span><text:span text:style-name="T183">.</text:span></text:p>
      <text:p text:style-name="Normal"><text:span text:style-name="T184"><text:line-break/></text:span><text:span text:style-name="T185">A comprehensive<text:s/></text:span><text:span text:style-name="T186">audit</text:span><text:span text:style-name="T187"><text:s/>of existing<text:s/></text:span><text:span text:style-name="T188">writing</text:span><text:span text:style-name="T189"><text:s/></text:span><text:span text:style-name="T190">uncovered</text:span><text:span text:style-name="T191"><text:s/>the<text:s/></text:span><text:span text:style-name="T192">advancement</text:span><text:span text:style-name="T193"><text:s/>of deepfake<text:s/></text:span><text:span text:style-name="T194">discovery</text:span><text:span text:style-name="T195"><text:s/></text:span><text:span text:style-name="T196">methodologies</text:span><text:span text:style-name="T197"><text:s/>from manual<text:s/></text:span><text:span text:style-name="T198">survey</text:span><text:span text:style-name="T199"><text:s/>to more<text:s/></text:span><text:span text:style-name="T200">robotized</text:span><text:span text:style-name="T201"><text:s/>approaches leveraging<text:s/></text:span><text:span text:style-name="T202">profound</text:span><text:span text:style-name="T203"><text:s/>learning<text:s/></text:span><text:span text:style-name="T204">innovations</text:span><text:span text:style-name="T205">. CNNs have<text:s/></text:span><text:span text:style-name="T206">developed</text:span><text:span text:style-name="T207"><text:s/>as<text:s/></text:span><text:span text:style-name="T208">effective</text:span><text:span text:style-name="T209"><text:s/></text:span><text:span text:style-name="T210">devices</text:span><text:span text:style-name="T211"><text:s/>for<text:s/></text:span><text:span text:style-name="T212">include</text:span><text:span text:style-name="T213"><text:s/>extraction,<text:s/></text:span><text:span text:style-name="T214">whereas</text:span><text:span text:style-name="T215"><text:s/>LSTM<text:s/></text:span><text:span text:style-name="T216">systems</text:span><text:span text:style-name="T217">,<text:s/></text:span><text:span text:style-name="T218">especially</text:span><text:span text:style-name="T219"><text:s/></text:span><text:span text:style-name="T220">capable</text:span><text:span text:style-name="T221"><text:s/>at analyzing<text:s/></text:span><text:span text:style-name="T222">transient</text:span><text:span text:style-name="T223"><text:s/></text:span><text:span text:style-name="T224">arrangements</text:span><text:span text:style-name="T225">, have<text:s/></text:span><text:span text:style-name="T226">appeared</text:span><text:span text:style-name="T227"><text:s/></text:span><text:span text:style-name="T228">guarantee</text:span><text:span text:style-name="T229"><text:s/>in<text:s/></text:span><text:span text:style-name="T230">recognizing</text:span><text:span text:style-name="T231"><text:s/></text:span><text:span text:style-name="T232">inconspicuous</text:span><text:span text:style-name="T233"><text:s/></text:span><text:span text:style-name="T234">peculiarities</text:span><text:span text:style-name="T235"><text:s/></text:span><text:span text:style-name="T236">demonstrative</text:span><text:span text:style-name="T237"><text:s/>of deepfake<text:s/></text:span><text:span text:style-name="T238">control</text:span><text:span text:style-name="T239">. This builds upon these<text:s/></text:span><text:span text:style-name="T240">progressions</text:span><text:span text:style-name="T241"><text:s/></text:span><text:span text:style-name="T242">to realize</text:span><text:span text:style-name="T243"><text:s/></text:span><text:span text:style-name="T244">tall</text:span><text:span text:style-name="T245"><text:s/></text:span><text:span text:style-name="T246">discovery</text:span><text:span text:style-name="T247"><text:s/></text:span><text:span text:style-name="T248">exactness</text:span><text:span text:style-name="T249"><text:s/>by<text:s/></text:span><text:span text:style-name="T250">joining</text:span><text:span text:style-name="T251"><text:s/>CNNs and LSTMs<text:s/></text:span><text:span text:style-name="T252">inside</text:span><text:span text:style-name="T253"><text:s/>the proposed<text:s/></text:span><text:span text:style-name="T254">system</text:span><text:span text:style-name="T255">.<text:s/></text:span><text:span text:style-name="T256">Comes about</text:span><text:span text:style-name="T257"><text:s/>and Conclusion:</text:span><text:span text:style-name="T258"><text:line-break/></text:span><text:soft-page-break/><text:span text:style-name="T259">The<text:s/></text:span><text:span text:style-name="T260">discoveries</text:span><text:span text:style-name="T261"><text:s/>of this<text:s/></text:span><text:span text:style-name="T262">research</text:span><text:span text:style-name="T263"><text:s/></text:span><text:span text:style-name="T264">illustrate</text:span><text:span text:style-name="T265"><text:s/>the<text:s/></text:span><text:span text:style-name="T266">adequacy</text:span><text:span text:style-name="T267"><text:s/>of our deepfake<text:s/></text:span><text:span text:style-name="T268">discovery</text:span><text:span text:style-name="T269"><text:s/></text:span><text:span text:style-name="T270">framework</text:span><text:span text:style-name="T271">, with a<text:s/></text:span><text:span text:style-name="T272">preparing</text:span><text:span text:style-name="T273"><text:s/></text:span><text:span text:style-name="T274">exactness</text:span><text:span text:style-name="T275"><text:s/>of 99.3%. By<text:s/></text:span><text:span text:style-name="T276">precisely</text:span><text:span text:style-name="T277"><text:s/></text:span><text:span text:style-name="T278">perceiving</text:span><text:span text:style-name="T279"><text:s/>between<text:s/></text:span><text:span text:style-name="T280">genuine</text:span><text:span text:style-name="T281"><text:s/>and<text:s/></text:span><text:span text:style-name="T282">controlled</text:span><text:span text:style-name="T283"><text:s/></text:span><text:span text:style-name="T284">substance</text:span><text:span text:style-name="T285">, our approach contributes to<text:s/></text:span><text:span text:style-name="T286">shielding</text:span><text:span text:style-name="T287"><text:s/>the<text:s/></text:span><text:span text:style-name="T288">genuineness</text:span><text:span text:style-name="T289"><text:s/>of<text:s/></text:span><text:span text:style-name="T290">advanced</text:span><text:span text:style-name="T291"><text:s/>media and<text:s/></text:span><text:span text:style-name="T292">relieving</text:span><text:span text:style-name="T293"><text:s/>the<text:s/></text:span><text:span text:style-name="T294">hurtful</text:span><text:span text:style-name="T295"><text:s/></text:span><text:span text:style-name="T296">impacts</text:span><text:span text:style-name="T297"><text:s/>of deepfake<text:s/></text:span><text:span text:style-name="T298">innovation</text:span><text:span text:style-name="T299">. The<text:s/></text:span><text:span text:style-name="T300">centrality</text:span><text:span text:style-name="T301"><text:s/>of our<text:s/></text:span><text:span text:style-name="T302">discoveries</text:span><text:span text:style-name="T303"><text:s/></text:span><text:span text:style-name="T304">amplifies</text:span><text:span text:style-name="T305"><text:s/></text:span><text:span text:style-name="T306">past</text:span><text:span text:style-name="T307"><text:s/></text:span><text:span text:style-name="T308">the scholarly community</text:span><text:span text:style-name="T309">, as they have<text:s/></text:span><text:span text:style-name="T310">down to earth</text:span><text:span text:style-name="T311"><text:s/></text:span><text:span text:style-name="T312">suggestions</text:span><text:span text:style-name="T313"><text:s/>for<text:s/></text:span><text:span text:style-name="T314">different</text:span><text:span text:style-name="T315"><text:s/></text:span><text:span text:style-name="T316">segments</text:span><text:span text:style-name="T317"><text:s/></text:span><text:span text:style-name="T318">counting</text:span><text:span text:style-name="T319"><text:s/></text:span><text:span text:style-name="T320">legislative issues</text:span><text:span text:style-name="T321">, security, and<text:s/></text:span><text:span text:style-name="T322">security</text:span><text:span text:style-name="T323">.</text:span></text:p>
      <text:p text:style-name="Normal"><text:span text:style-name="T324"><text:line-break/></text:span><text:span text:style-name="T325">Looking ahead,<text:s/></text:span><text:span text:style-name="T326">encouraging</text:span><text:span text:style-name="T327"><text:s/></text:span><text:span text:style-name="T328">headways</text:span><text:span text:style-name="T329"><text:s/>in AI<text:s/></text:span><text:span text:style-name="T330">innovation</text:span><text:span text:style-name="T331"><text:s/>and<text:s/></text:span><text:span text:style-name="T332">intrigue</text:span><text:span text:style-name="T333"><text:s/>collaboration will be crucial in<text:s/></text:span><text:span text:style-name="T334">remaining</text:span><text:span text:style-name="T335"><text:s/>ahead of<text:s/></text:span><text:span text:style-name="T336">rising</text:span><text:span text:style-name="T337"><text:s/></text:span><text:span text:style-name="T338">dangers</text:span><text:span text:style-name="T339"><text:s/></text:span><text:span text:style-name="T340">postured</text:span><text:span text:style-name="T341"><text:s/>by deepfake<text:s/></text:span><text:span text:style-name="T342">innovation</text:span><text:span text:style-name="T343">.<text:s/></text:span><text:span text:style-name="T344">Proceeded</text:span><text:span text:style-name="T345"><text:s/></text:span><text:span text:style-name="T346">inquiries about</text:span><text:span text:style-name="T347"><text:s/></text:span><text:span text:style-name="T348">endeavors</text:span><text:span text:style-name="T349"><text:s/>and the integration of state-of-the-art techniques will<text:s/></text:span><text:span text:style-name="T350">guarantee</text:span><text:span text:style-name="T351"><text:s/>the<text:s/></text:span><text:span text:style-name="T352">progressing</text:span><text:span text:style-name="T353"><text:s/></text:span><text:span text:style-name="T354">adequacy</text:span><text:span text:style-name="T355"><text:s/>of deepfake<text:s/></text:span><text:span text:style-name="T356">location</text:span><text:span text:style-name="T357"><text:s/></text:span><text:span text:style-name="T358">frameworks</text:span><text:span text:style-name="T359"><text:s/>in<text:s/></text:span><text:span text:style-name="T360">protecting</text:span><text:span text:style-name="T361"><text:s/></text:span><text:span text:style-name="T362">believe</text:span><text:span text:style-name="T363">,<text:s/></text:span><text:span text:style-name="T364">straightforwardness</text:span><text:span text:style-name="T365">, and<text:s/></text:span><text:span text:style-name="T366">realness</text:span><text:span text:style-name="T367"><text:s/></text:span><text:span text:style-name="T368">within the</text:span><text:span text:style-name="T369"><text:s/></text:span><text:span text:style-name="T370">advanced</text:span><text:span text:style-name="T371"><text:s/>age.</text:span></text:p>
      <text:p text:style-name="Normal"><text:span text:style-name="T372"><text:line-break/></text:span><text:span text:style-name="T373">In conclusion, this<text:s/></text:span><text:span text:style-name="T374">inquiries about</text:span><text:span text:style-name="T375"><text:s/>represents a<text:s/></text:span><text:span text:style-name="T376">noteworthy</text:span><text:span text:style-name="T377"><text:s/></text:span><text:span text:style-name="T378">turning point</text:span><text:span text:style-name="T379"><text:s/></text:span><text:span text:style-name="T380">within the</text:span><text:span text:style-name="T381"><text:s/></text:span><text:span text:style-name="T382">progressing</text:span><text:span text:style-name="T383"><text:s/></text:span><text:span text:style-name="T384">fight</text:span><text:span text:style-name="T385"><text:s/>against deepfake<text:s/></text:span><text:span text:style-name="T386">innovation</text:span><text:span text:style-name="T387">. By leveraging state-of-the-art<text:s/></text:span><text:span text:style-name="T388">profound</text:span><text:span text:style-name="T389"><text:s/>learning models, our proposed<text:s/></text:span><text:span text:style-name="T390">strategy</text:span><text:span text:style-name="T391"><text:s/>offers a<text:s/></text:span><text:span text:style-name="T392">strong</text:span><text:span text:style-name="T393"><text:s/></text:span><text:span text:style-name="T394">arrangement</text:span><text:span text:style-name="T395"><text:s/>to combat the spread of<text:s/></text:span><text:span text:style-name="T396">controlled</text:span><text:span text:style-name="T397"><text:s/>media and<text:s/></text:span><text:span text:style-name="T398">maintain</text:span><text:span text:style-name="T399"><text:s/>the<text:s/></text:span><text:span text:style-name="T400">judgment</text:span><text:span text:style-name="T401"><text:s/>of<text:s/></text:span><text:span text:style-name="T402">computerized</text:span><text:span text:style-name="T403"><text:s/></text:span><text:span text:style-name="T404">substance</text:span><text:span text:style-name="T405">. Through<text:s/></text:span><text:span text:style-name="T406">ceaseless</text:span><text:span text:style-name="T407"><text:s/></text:span><text:span text:style-name="T408">development</text:span><text:span text:style-name="T409"><text:s/>and collaboration, we<text:s/></text:span><text:span text:style-name="T410">stay</text:span><text:span text:style-name="T411"><text:s/>committed to<text:s/></text:span><text:span text:style-name="T412">remaining</text:span><text:span text:style-name="T413"><text:s/>at the<text:s/></text:span><text:span text:style-name="T414">bleeding edge</text:span><text:span text:style-name="T415"><text:s/>of deepfake<text:s/></text:span><text:span text:style-name="T416">location</text:span><text:span text:style-name="T417"><text:s/></text:span><text:span text:style-name="T418">research</text:span><text:span text:style-name="T419">.</text:span><text:span text:style-name="T420"><text:line-break/></text:span><text:span text:style-name="T421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words" style:display-name="word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h Rathee</meta:initial-creator>
    <dc:creator>Yash Rathee</dc:creator>
    <meta:creation-date>2024-04-24T19:55:00Z</meta:creation-date>
    <dc:date>2024-04-24T20:00:00Z</dc:date>
    <meta:template xlink:href="Normal" xlink:type="simple"/>
    <meta:editing-cycles>1</meta:editing-cycles>
    <meta:editing-duration>PT0S</meta:editing-duration>
    <meta:document-statistic meta:page-count="2" meta:paragraph-count="7" meta:word-count="546" meta:character-count="3654" meta:row-count="25" meta:non-whitespace-character-count="3115"/>
  </office:meta>
</office:document-meta>
</file>